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RW Chancery L" svg:font-family="'URW Chancery 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1bd98f" officeooo:paragraph-rsid="001bd98f"/>
    </style:style>
    <style:style style:name="P2" style:family="paragraph" style:parent-style-name="Standard">
      <style:text-properties officeooo:rsid="001bd98f" officeooo:paragraph-rsid="001bd98f"/>
    </style:style>
    <style:style style:name="P3" style:family="paragraph" style:parent-style-name="Standard">
      <style:text-properties style:font-name="Century Schoolbook L" fo:font-size="14pt" officeooo:rsid="001bd98f" officeooo:paragraph-rsid="001e7034" style:font-size-asian="14pt" style:font-size-complex="14pt"/>
    </style:style>
    <style:style style:name="P4" style:family="paragraph" style:parent-style-name="Standard">
      <style:text-properties style:font-name="Century Schoolbook L" fo:font-size="14pt" officeooo:rsid="00216d41" officeooo:paragraph-rsid="00216d41" style:font-size-asian="14pt" style:font-size-complex="14pt"/>
    </style:style>
    <style:style style:name="P5" style:family="paragraph" style:parent-style-name="Standard">
      <style:text-properties officeooo:rsid="001e7034" officeooo:paragraph-rsid="001e7034"/>
    </style:style>
    <style:style style:name="P6" style:family="paragraph" style:parent-style-name="Standard">
      <style:text-properties officeooo:rsid="001e7034" officeooo:paragraph-rsid="0025d1ce"/>
    </style:style>
    <style:style style:name="P7" style:family="paragraph" style:parent-style-name="Standard">
      <style:text-properties officeooo:rsid="001e7034" officeooo:paragraph-rsid="0039741f"/>
    </style:style>
    <style:style style:name="P8" style:family="paragraph" style:parent-style-name="Standard">
      <style:paragraph-properties fo:text-align="center" style:justify-single-word="false"/>
      <style:text-properties style:font-name="URW Chancery L" fo:font-size="22pt" officeooo:rsid="0020000a" officeooo:paragraph-rsid="0020000a" style:font-size-asian="22pt" style:font-size-complex="22pt"/>
    </style:style>
    <style:style style:name="P9" style:family="paragraph" style:parent-style-name="Standard">
      <style:text-properties officeooo:rsid="00228320" officeooo:paragraph-rsid="00228320"/>
    </style:style>
    <style:style style:name="P10" style:family="paragraph" style:parent-style-name="Standard">
      <style:text-properties officeooo:rsid="0032ead7" officeooo:paragraph-rsid="0032ead7"/>
    </style:style>
    <style:style style:name="P11" style:family="paragraph" style:parent-style-name="Standard">
      <style:text-properties officeooo:rsid="0032ead7" officeooo:paragraph-rsid="0036cd52"/>
    </style:style>
    <style:style style:name="P12" style:family="paragraph" style:parent-style-name="Standard" style:list-style-name="L1">
      <style:text-properties officeooo:rsid="00228320" officeooo:paragraph-rsid="00228320"/>
    </style:style>
    <style:style style:name="P13" style:family="paragraph" style:parent-style-name="Standard">
      <style:text-properties officeooo:rsid="0025d1ce" officeooo:paragraph-rsid="0025d1ce"/>
    </style:style>
    <style:style style:name="P14" style:family="paragraph" style:parent-style-name="Standard">
      <style:text-properties officeooo:rsid="001e7034" officeooo:paragraph-rsid="001e7034"/>
    </style:style>
    <style:style style:name="P15" style:family="paragraph" style:parent-style-name="Standard">
      <style:text-properties officeooo:rsid="003e41bd" officeooo:paragraph-rsid="003e41bd"/>
    </style:style>
    <style:style style:name="P16" style:family="paragraph" style:parent-style-name="Standard">
      <style:text-properties officeooo:rsid="003e41bd" officeooo:paragraph-rsid="00408416"/>
    </style:style>
    <style:style style:name="P17" style:family="paragraph" style:parent-style-name="Standard">
      <style:text-properties fo:font-size="14pt" fo:font-weight="normal" officeooo:rsid="003e41bd" officeooo:paragraph-rsid="003e41bd" style:font-size-asian="14pt" style:font-weight-asian="normal" style:font-size-complex="14pt" style:font-weight-complex="normal"/>
    </style:style>
    <style:style style:name="P18" style:family="paragraph" style:parent-style-name="Standard">
      <style:text-properties fo:font-size="12pt" fo:font-weight="normal" officeooo:rsid="003e41bd" officeooo:paragraph-rsid="003e41bd" style:font-size-asian="10.5pt" style:font-weight-asian="normal" style:font-size-complex="12pt" style:font-weight-complex="normal"/>
    </style:style>
    <style:style style:name="P19" style:family="paragraph" style:parent-style-name="Standard">
      <style:text-properties officeooo:rsid="00408416" officeooo:paragraph-rsid="00408416"/>
    </style:style>
    <style:style style:name="P20" style:family="paragraph" style:parent-style-name="Standard">
      <style:text-properties officeooo:rsid="0043dc7c" officeooo:paragraph-rsid="0043dc7c"/>
    </style:style>
    <style:style style:name="T1" style:family="text">
      <style:text-properties officeooo:rsid="0020000a"/>
    </style:style>
    <style:style style:name="T2" style:family="text">
      <style:text-properties officeooo:rsid="00228320"/>
    </style:style>
    <style:style style:name="T3" style:family="text">
      <style:text-properties officeooo:rsid="0023bd91"/>
    </style:style>
    <style:style style:name="T4" style:family="text">
      <style:text-properties officeooo:rsid="0025d1ce"/>
    </style:style>
    <style:style style:name="T5" style:family="text">
      <style:text-properties officeooo:rsid="002d7e69"/>
    </style:style>
    <style:style style:name="T6" style:family="text">
      <style:text-properties officeooo:rsid="002d80ba"/>
    </style:style>
    <style:style style:name="T7" style:family="text">
      <style:text-properties officeooo:rsid="0033c43c"/>
    </style:style>
    <style:style style:name="T8" style:family="text">
      <style:text-properties officeooo:rsid="0034d463"/>
    </style:style>
    <style:style style:name="T9" style:family="text">
      <style:text-properties officeooo:rsid="0037ff9b"/>
    </style:style>
    <style:style style:name="T10" style:family="text">
      <style:text-properties officeooo:rsid="0039741f"/>
    </style:style>
    <style:style style:name="T11" style:family="text">
      <style:text-properties officeooo:rsid="003b1575"/>
    </style:style>
    <style:style style:name="T12" style:family="text">
      <style:text-properties officeooo:rsid="003e6620"/>
    </style:style>
    <style:style style:name="T13" style:family="text">
      <style:text-properties officeooo:rsid="003f5626"/>
    </style:style>
    <style:style style:name="T14" style:family="text">
      <style:text-properties officeooo:rsid="0041fcd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Wumpus</text:p>
      <text:p text:style-name="P2"/>
      <text:p text:style-name="P4">Specification</text:p>
      <text:p text:style-name="P2"/>
      <text:p text:style-name="P9">This practical involved creating the classic Hunt the Wumpus style game conforming to the basic specifications provided and then using our creativity we should implement further extensions. Our extensions/specifications are as follows:</text:p>
      <text:p text:style-name="P9"/>
      <text:list xml:id="list5036481476337033675" text:style-name="L1">
        <text:list-item>
          <text:p text:style-name="P12">Graph implementation of the game board (not a torus)</text:p>
        </text:list-item>
        <text:list-item>
          <text:p text:style-name="P12">Treasure hunt race against another player over the network</text:p>
        </text:list-item>
        <text:list-item>
          <text:p text:style-name="P12">AI that can logically solve the game</text:p>
        </text:list-item>
      </text:list>
      <text:p text:style-name="P2"/>
      <text:p text:style-name="P3">Design</text:p>
      <text:p text:style-name="P5"/>
      <text:p text:style-name="P15">The design can be separated into two logically different parts: the <text:span text:style-name="T12">representation of the cave system and the game play.</text:span></text:p>
      <text:p text:style-name="P15"/>
      <text:p text:style-name="P16">We chose a graph instead of the classic dodecahedron/matrix/torus representation of the board. This way we are able to create a more realistic cave system <text:span text:style-name="T13">as well as a more complex one, as this way we can have an arbitrary number of caves connecting to a single cave. The way we do this is first we generate a simple graph without any cycles in it and then when that is finished we add in extra edges. </text:span></text:p>
      <text:p text:style-name="P16"><text:span text:style-name="T13">It is important to note that we want to create a graph that allows the player to win every single time. The problem here are the pits, which can't be stepped over and they can very easily block the path to the treasure and the exit. The way we deal with this issue and keep every single cave accessible is we take every cave that is connected to the one containing the pit and we connect those together, always allowing a path around the pit. This is a much quicker and computationally cheaper way of avoiding unplayability instead of searching the graph and using route finding algorithms and is something that stems from the more flexible structure of a general graph instead of a grid that is represented by a 2D array. </text:span></text:p>
      <text:p text:style-name="P19">The other important design decision for the representation of the game <text:span text:style-name="T14">is that instead of several objects, we represent anything that may be found in the caves as a list of “cave actions”. We represent these actions, namely finding the treasure, falling into a pit, being eaten by the Wumpus, being teleported by superbat and finding the exit, in an enumeration and then we store a certain number of these in a list within the cave objects. Based on these the game can then calculate whether we feel a breeze/stench/glittering next to them.</text:span></text:p>
      <text:p text:style-name="P20">We chose to </text:p>
      <text:p text:style-name="P6"/>
      <text:p text:style-name="P3">Testing</text:p>
      <text:p text:style-name="P5"/>
      <text:p text:style-name="P5">// <text:span text:style-name="T6">use screenshots of tests in img directory</text:span></text:p>
      <text:p text:style-name="P5">// <text:span text:style-name="T11">just add a shit load more for all possible shit</text:span></text:p>
      <text:p text:style-name="P5">// <text:span text:style-name="T3">maybe put Husseins pic in as well haha</text:span></text:p>
      <text:p text:style-name="P5"/>
      <text:p text:style-name="P3">Evaluation</text:p>
      <text:p text:style-name="P5"/>
      <text:p text:style-name="P5">// <text:span text:style-name="T2">we did all the shit</text:span></text:p>
      <text:p text:style-name="P5">// <text:span text:style-name="T2">we are the shit</text:span></text:p>
      <text:p text:style-name="P5"><text:soft-page-break/>// <text:span text:style-name="T9">AI hugely depends on randomness/luck, just as it does when you play yourself</text:span></text:p>
      <text:p text:style-name="P7">// <text:span text:style-name="T10">but srsly, we are the shit</text:span></text:p>
      <text:p text:style-name="P5"/>
      <text:p text:style-name="P3">Conclusion</text:p>
      <text:p text:style-name="P5"/>
      <text:p text:style-name="P5">// <text:span text:style-name="T2">some bullshit</text:span></text:p>
      <text:p text:style-name="P5"/>
      <text:p text:style-name="P17">Acknowledgements</text:p>
      <text:p text:style-name="P17"/>
      <text:p text:style-name="P18">We used our code for the Networ<text:span text:style-name="T14">k</text:span>Player from our Backgammon practical, which is a modified version of the code that has been kindly provided to us for that practical by Prof. Saleem Bhatti.</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URW Chancery L" svg:font-family="'URW Chancery 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d98f" officeooo:paragraph-rsid="001bd98f"/>
    </style:style>
    <style:style style:name="MT1" style:family="text">
      <style:text-properties officeooo:rsid="0020000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100<text:span text:style-name="MT1">6</text:span> Practical <text:span text:style-name="MT1">4</text:span> <text:s text:c="9"/><text:span text:style-name="MT1">140016155 &amp;</text:span> 130002392 <text:s text:c="11"/>Tutor: <text:span text:style-name="MT1">Hussein Bakri</text:span> <text:s text:c="9"/><text:span text:style-name="MT1">21</text:span> <text:span text:style-name="MT1">April</text:span> 201<text:span text:style-name="MT1">5</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04:10:25.968546741</meta:creation-date>
    <dc:title>Practicals</dc:title>
    <meta:editing-duration>PT2H16M27S</meta:editing-duration>
    <meta:editing-cycles>33</meta:editing-cycles>
    <meta:generator>LibreOffice/4.2.5.2$Linux_X86_64 LibreOffice_project/420$Build-2</meta:generator>
    <meta:initial-creator>ps90 </meta:initial-creator>
    <dc:date>2015-04-21T14:42:19.233929150</dc:date>
    <dc:creator>gf38 </dc:creator>
    <meta:document-statistic meta:table-count="0" meta:image-count="0" meta:object-count="0" meta:page-count="2" meta:paragraph-count="26" meta:word-count="499" meta:character-count="2840" meta:non-whitespace-character-count="2338"/>
    <meta:template xlink:type="simple" xlink:actuate="onRequest" xlink:title="Practicals" xlink:href="../../../../Templates/Practicals.ott" meta:date="2015-04-21T04:10:25.866299473"/>
  </office:meta>
</office:document-meta>
</file>